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ffff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3" office:value-type="string">
            <text:p text:style-name="P12">No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4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8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09T15:40:04</dc:date>
    <meta:editing-duration>PT46M51S</meta:editing-duration>
    <meta:editing-cycles>9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28" meta:character-count="1941" meta:non-whitespace-character-count="1784"/>
  </office:meta>
</office:document-meta>
</file>